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w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65" calcext:value-type="float">
            <text:p>2.65</text:p>
          </table:table-cell>
          <table:table-cell office:value-type="float" office:value="7468.6" calcext:value-type="float">
            <text:p>7468.6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11" calcext:value-type="float">
            <text:p>0.811</text:p>
          </table:table-cell>
          <table:table-cell office:value-type="float" office:value="7472.8" calcext:value-type="float">
            <text:p>7472.8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13" calcext:value-type="float">
            <text:p>0.213</text:p>
          </table:table-cell>
          <table:table-cell office:value-type="float" office:value="7477.3" calcext:value-type="float">
            <text:p>7477.3</text:p>
          </table:table-cell>
          <table:table-cell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9" calcext:value-type="float">
            <text:p>0.109</text:p>
          </table:table-cell>
          <table:table-cell office:value-type="float" office:value="7479.5" calcext:value-type="float">
            <text:p>7479.5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74" calcext:value-type="float">
            <text:p>0.0574</text:p>
          </table:table-cell>
          <table:table-cell office:value-type="float" office:value="7481.5" calcext:value-type="float">
            <text:p>7481.5</text:p>
          </table:table-cell>
          <table:table-cell office:value-type="float" office:value="824" calcext:value-type="float">
            <text:p>82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88" calcext:value-type="float">
            <text:p>0.0288</text:p>
          </table:table-cell>
          <table:table-cell office:value-type="float" office:value="7483.3" calcext:value-type="float">
            <text:p>7483.3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3" calcext:value-type="float">
            <text:p>0.0143</text:p>
          </table:table-cell>
          <table:table-cell office:value-type="float" office:value="7484.6" calcext:value-type="float">
            <text:p>7484.6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drag</text:p>
          </table:table-cell>
          <table:table-cell table:number-columns-repeated="2"/>
          <table:table-cell office:value-type="string" calcext:value-type="string">
            <text:p>heat</text:p>
          </table:table-cell>
          <table:table-cell table:number-columns-repeated="2"/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422" calcext:value-type="float">
            <text:p>6.422</text:p>
          </table:table-cell>
          <table:table-cell office:value-type="float" office:value="6.544" calcext:value-type="float">
            <text:p>6.544</text:p>
          </table:table-cell>
          <table:table-cell office:value-type="float" office:value="6.3941" calcext:value-type="float">
            <text:p>6.3941</text:p>
          </table:table-cell>
          <table:table-cell office:value-type="float" office:value="2920.95" calcext:value-type="float">
            <text:p>2920.95</text:p>
          </table:table-cell>
          <table:table-cell office:value-type="float" office:value="2848.7" calcext:value-type="float">
            <text:p>2848.7</text:p>
          </table:table-cell>
          <table:table-cell office:value-type="float" office:value="2912.83" calcext:value-type="float">
            <text:p>2912.83</text:p>
          </table:table-cell>
          <table:table-cell office:value-type="float" office:value="2.0434" calcext:value-type="float">
            <text:p>2.0434</text:p>
          </table:table-cell>
          <table:table-cell office:value-type="float" office:value="2.0824" calcext:value-type="float">
            <text:p>2.0824</text:p>
          </table:table-cell>
          <table:table-cell office:value-type="float" office:value="2.0346" calcext:value-type="float">
            <text:p>2.0346</text:p>
          </table:table-cell>
          <table:table-cell office:value-type="float" office:value="2.4729" calcext:value-type="float">
            <text:p>2.4729</text:p>
          </table:table-cell>
          <table:table-cell office:value-type="float" office:value="2.4117" calcext:value-type="float">
            <text:p>2.4117</text:p>
          </table:table-cell>
          <table:table-cell office:value-type="float" office:value="2.4659" calcext:value-type="float">
            <text:p>2.46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0:04:06.881065339</meta:creation-date>
    <dc:date>2022-06-26T11:47:58.034934257</dc:date>
    <meta:editing-duration>PT1H13M44S</meta:editing-duration>
    <meta:editing-cycles>12</meta:editing-cycles>
    <meta:generator>LibreOffice/6.4.7.2$Linux_X86_64 LibreOffice_project/40$Build-2</meta:generator>
    <meta:document-statistic meta:table-count="1" meta:cell-count="67" meta:object-count="0"/>
  </office:meta>
</office:document-meta>
</file>